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25cm" fo:min-width="7.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5cm" svg:x="2cm" svg:y="3cm">
          <text:p text:style-name="P1">RLSim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16cm" svg:y="6.5cm">
          <text:p text:style-name="P1">FAST.ex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5cm" svg:x="7cm" svg:y="9.037cm">
          <text:p text:style-name="P1">FASTDimensionalPortalDL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cm" svg:y1="5cm" svg:x2="3.5cm" svg:y2="8.5cm">
          <text:p/>
        </draw:line>
        <draw:line draw:style-name="gr3" draw:text-style-name="P3" draw:layer="layout" svg:x1="4cm" svg:y1="8.5cm" svg:x2="18cm" svg:y2="8.5cm">
          <text:p/>
        </draw:line>
        <draw:frame draw:style-name="gr4" draw:text-style-name="P4" draw:layer="layout" svg:width="8.77cm" svg:height="2.747cm" svg:x="4.23cm" svg:y="5.5cm">
          <draw:text-box>
            <text:p><text:span text:style-name="T1">reset(s)</text:span></text:p>
            <text:p><text:span text:style-name="T2">Process-&gt;spawn()</text:span></text:p>
            <text:p><text:span text:style-name="T2">NamedPipeServer-&gt;open()</text:span></text:p>
            <text:p><text:span text:style-name="T2">NamedPipeServer-&gt;waitForClient()</text:span></text:p>
          </draw:text-box>
        </draw:frame>
        <draw:line draw:style-name="gr5" draw:text-style-name="P3" draw:layer="layout" svg:x1="18cm" svg:y1="11.5cm" svg:x2="10cm" svg:y2="11.5cm">
          <text:p text:style-name="P1"/>
        </draw:line>
        <draw:frame draw:style-name="gr4" draw:text-style-name="P6" draw:layer="layout" svg:width="3.393cm" svg:height="0.983cm" svg:x="13.607cm" svg:y="10.5cm">
          <draw:text-box>
            <text:p text:style-name="P5"><text:span text:style-name="T1">DISCON()</text:span></text:p>
          </draw:text-box>
        </draw:frame>
        <draw:line draw:style-name="gr3" draw:text-style-name="P3" draw:layer="layout" svg:x1="18cm" svg:y1="8.5cm" svg:x2="18cm" svg:y2="11.5cm">
          <text:p/>
        </draw:line>
        <draw:frame draw:style-name="gr4" draw:text-style-name="P8" draw:layer="layout" svg:width="6.873cm" svg:height="0.806cm" svg:x="10cm" svg:y="13cm">
          <draw:text-box>
            <text:p text:style-name="P7"><text:span text:style-name="T3">NamedPipeClient-&gt;connect()</text:span></text:p>
          </draw:text-box>
        </draw:frame>
        <draw:frame draw:style-name="gr4" draw:text-style-name="P8" draw:layer="layout" svg:width="2.157cm" svg:height="0.806cm" svg:x="10cm" svg:y="14.5cm">
          <draw:text-box>
            <text:p text:style-name="P7"><text:span text:style-name="T3">send(s)</text:span></text:p>
          </draw:text-box>
        </draw:frame>
        <draw:line draw:style-name="gr3" draw:text-style-name="P3" draw:layer="layout" svg:x1="10.5cm" svg:y1="15.5cm" svg:x2="3.5cm" svg:y2="15.5cm">
          <text:p/>
        </draw:line>
        <draw:frame draw:style-name="gr4" draw:text-style-name="P8" draw:layer="layout" svg:width="2.674cm" svg:height="0.806cm" svg:x="3.127cm" svg:y="14.5cm">
          <draw:text-box>
            <text:p text:style-name="P7"><text:span text:style-name="T3">receive(s)</text:span></text:p>
          </draw:text-box>
        </draw:frame>
        <draw:frame draw:style-name="gr6" draw:text-style-name="P8" draw:layer="layout" svg:width="2.183cm" svg:height="0.806cm" svg:x="3cm" svg:y="16.5cm">
          <draw:text-box>
            <text:p text:style-name="P7"><text:span text:style-name="T3">send(a)</text:span></text:p>
          </draw:text-box>
        </draw:frame>
        <draw:line draw:style-name="gr3" draw:text-style-name="P3" draw:layer="layout" svg:x1="3.5cm" svg:y1="15.5cm" svg:x2="3.5cm" svg:y2="16.5cm">
          <text:p/>
        </draw:line>
        <draw:line draw:style-name="gr3" draw:text-style-name="P3" draw:layer="layout" svg:x1="3.5cm" svg:y1="17.5cm" svg:x2="10.5cm" svg:y2="17.5cm">
          <text:p/>
        </draw:line>
        <draw:frame draw:style-name="gr4" draw:text-style-name="P8" draw:layer="layout" svg:width="2.699cm" svg:height="0.806cm" svg:x="10cm" svg:y="16.194cm">
          <draw:text-box>
            <text:p text:style-name="P7"><text:span text:style-name="T3">receive(a)</text:span></text:p>
          </draw:text-box>
        </draw:frame>
        <draw:line draw:style-name="gr3" draw:text-style-name="P3" draw:layer="layout" svg:x1="10.5cm" svg:y1="18.5cm" svg:x2="18cm" svg:y2="18.5cm">
          <text:p/>
        </draw:line>
        <draw:frame draw:style-name="gr4" draw:text-style-name="P8" draw:layer="layout" svg:width="1.797cm" svg:height="0.806cm" svg:x="10.101cm" svg:y="17.494cm">
          <draw:text-box>
            <text:p text:style-name="P7"><text:span text:style-name="T3">return</text:span></text:p>
          </draw:text-box>
        </draw:frame>
        <draw:line draw:style-name="gr3" draw:text-style-name="P3" draw:layer="layout" svg:x1="18cm" svg:y1="18.5cm" svg:x2="18cm" svg:y2="2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u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2M45S</meta:editing-duration>
    <meta:editing-cycles>5</meta:editing-cycles>
    <meta:generator>LibreOffice/5.1.1.3$Windows_x86 LibreOffice_project/89f508ef3ecebd2cfb8e1def0f0ba9a803b88a6d</meta:generator>
    <dc:date>2016-12-31T14:03:33.180000000</dc:date>
    <meta:document-statistic meta:object-count="20"/>
  </office:meta>
</office:document-meta>
</file>